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ure! Let’s go through each part of the code in more detail, but still keeping it simple and easy to understand.</text:p>
      <text:p text:style-name="Standard"/>
      <text:p text:style-name="Standard">---</text:p>
      <text:p text:style-name="Standard"/>
      <text:p text:style-name="Standard">### 1. **Namespace and Imports**</text:p>
      <text:p text:style-name="Standard">```php</text:p>
      <text:p text:style-name="Standard">namespace App\Models;</text:p>
      <text:p text:style-name="Standard">use Illuminate\Database\Eloquent\Factories\HasFactory;</text:p>
      <text:p text:style-name="Standard">use Illuminate\Foundation\Auth\User as Authenticatable;</text:p>
      <text:p text:style-name="Standard">use Illuminate\Notifications\Notifiable;</text:p>
      <text:p text:style-name="Standard">```</text:p>
      <text:p text:style-name="Standard"/>
      <text:p text:style-name="Standard">- **namespace App\Models;**: This is like saying, "Hey, this class is part of the `App\Models` folder." It helps organize your code. So, if you ever need to reference this `User` model somewhere else, you’ll know it’s in the `App\Models` section.</text:p>
      <text:p text:style-name="Standard"><text:s text:c="2"/></text:p>
      <text:p text:style-name="Standard">- **Imports**: </text:p>
      <text:p text:style-name="Standard"><text:s text:c="2"/>- **HasFactory**: This allows you to easily create fake users for testing or seeding your database. You don’t have to manually create new users one by one; this factory can make a bunch of user records for you.</text:p>
      <text:p text:style-name="Standard"><text:s text:c="2"/>- **Notifiable**: This makes it possible to send notifications to users, like an email when they register or a message when they reset their password.</text:p>
      <text:p text:style-name="Standard"><text:s text:c="2"/>- **Authenticatable**: This is a special class that provides login and authentication features, such as password handling, and user sessions (e.g., when a user stays logged in).</text:p>
      <text:p text:style-name="Standard"/>
      <text:p text:style-name="Standard">---</text:p>
      <text:p text:style-name="Standard"/>
      <text:p text:style-name="Standard">### 2. **Mass Assignable Attributes (`$fillable`)**</text:p>
      <text:p text:style-name="Standard">```php</text:p>
      <text:p text:style-name="Standard">protected $fillable = [</text:p>
      <text:p text:style-name="Standard"><text:s text:c="4"/>'name',</text:p>
      <text:p text:style-name="Standard"><text:s text:c="4"/>'email',</text:p>
      <text:p text:style-name="Standard"><text:s text:c="4"/>'password',</text:p>
      <text:p text:style-name="Standard">];</text:p>
      <text:p text:style-name="Standard">```</text:p>
      <text:p text:style-name="Standard"/>
      <text:p text:style-name="Standard">- **What it means**: When you're creating a new user (like during registration) or updating their details, these are the fields that you can "mass assign" in one go. For example, when someone signs up, you might pass in their `name`, `email`, and `password` all at once.</text:p>
      <text:p text:style-name="Standard"/>
      <text:p text:style-name="Standard">- **Why it's important**: It prevents mass assignment security issues. Imagine someone trying to manipulate more fields (like an admin flag) that shouldn’t be changed. By using `$fillable`, you say "only these fields can be updated directly."</text:p>
      <text:p text:style-name="Standard"/>
      <text:p text:style-name="Standard">So, only `name`, `email`, and `password` can be easily set when you're creating or updating a user.</text:p>
      <text:p text:style-name="Standard"/>
      <text:p text:style-name="Standard">---</text:p>
      <text:p text:style-name="Standard"/>
      <text:p text:style-name="Standard">### 3. **Hidden Attributes (`$hidden`)**</text:p>
      <text:p text:style-name="Standard">```php</text:p>
      <text:p text:style-name="Standard">protected $hidden = [</text:p>
      <text:p text:style-name="Standard"><text:soft-page-break/><text:s text:c="4"/>'password',</text:p>
      <text:p text:style-name="Standard"><text:s text:c="4"/>'remember_token',</text:p>
      <text:p text:style-name="Standard">];</text:p>
      <text:p text:style-name="Standard">```</text:p>
      <text:p text:style-name="Standard"/>
      <text:p text:style-name="Standard">- **What it means**: Some user information should never be visible when you send the user data as a response, for example, in an API. You don’t want to show the user’s password or `remember_token` (a special key that lets users stay logged in), so you hide them.</text:p>
      <text:p text:style-name="Standard"/>
      <text:p text:style-name="Standard">- **Why it's important**: Imagine you have a profile page where users can see their details. If the password were visible in the response, that would be a big security issue! The `$hidden` property ensures sensitive information like passwords are kept private.</text:p>
      <text:p text:style-name="Standard"/>
      <text:p text:style-name="Standard">---</text:p>
      <text:p text:style-name="Standard"/>
      <text:p text:style-name="Standard">### 4. **Casting Attributes (`casts()` method)**</text:p>
      <text:p text:style-name="Standard">```php</text:p>
      <text:p text:style-name="Standard">protected function casts(): array</text:p>
      <text:p text:style-name="Standard">{</text:p>
      <text:p text:style-name="Standard"><text:s text:c="4"/>return [</text:p>
      <text:p text:style-name="Standard"><text:s text:c="8"/>'email_verified_at' =&gt; 'datetime',</text:p>
      <text:p text:style-name="Standard"><text:s text:c="8"/>'password' =&gt; 'hashed',</text:p>
      <text:p text:style-name="Standard"><text:s text:c="4"/>];</text:p>
      <text:p text:style-name="Standard">}</text:p>
      <text:p text:style-name="Standard">```</text:p>
      <text:p text:style-name="Standard"/>
      <text:p text:style-name="Standard">- **What it means**: This tells Laravel to automatically convert certain fields into specific formats when you store or retrieve them from the database.</text:p>
      <text:p text:style-name="Standard"/>
      <text:p text:style-name="Standard"><text:s text:c="2"/>- **`email_verified_at`**: When you fetch the `email_verified_at` field from the database, it’s automatically treated as a date and time, not just a string. So, you can easily work with this as a proper date in your code.</text:p>
      <text:p text:style-name="Standard"><text:s text:c="2"/></text:p>
      <text:p text:style-name="Standard"><text:s text:c="2"/>- **`password`**: This makes sure that every time you save a user’s password, it’s automatically encrypted (hashed). This means the password is stored in a safe, unreadable format in the database. Even if someone hacks the database, they won’t be able to see plain text passwords.</text:p>
      <text:p text:style-name="Standard"/>
      <text:p text:style-name="Standard">- **Why it's important**: </text:p>
      <text:p text:style-name="Standard"><text:s text:c="2"/>- By casting `email_verified_at` as a date, you can handle dates in your code (like checking when a user verified their email) without any extra work.</text:p>
      <text:p text:style-name="Standard"><text:s text:c="2"/>- Hashing the password ensures it’s never stored as plain text. When a user logs in, you compare the entered password (after hashing it) to the stored hashed password to check if it matches. This is a security feature to protect user data.</text:p>
      <text:p text:style-name="Standard"/>
      <text:p text:style-name="Standard">---</text:p>
      <text:p text:style-name="Standard"/>
      <text:p text:style-name="Standard">### Traits Used in the Class</text:p>
      <text:p text:style-name="Standard">At the top of the class, we see:</text:p>
      <text:p text:style-name="Standard">```php</text:p>
      <text:p text:style-name="Standard">use HasFactory, Notifiable;</text:p>
      <text:p text:style-name="Standard">```</text:p>
      <text:p text:style-name="Standard"/>
      <text:p text:style-name="Standard"><text:soft-page-break/>- **HasFactory**: </text:p>
      <text:p text:style-name="Standard"><text:s text:c="2"/>- This makes it easy to generate fake user data when you need it, especially useful in testing. For example, if you want to test the registration feature, you can quickly generate hundreds of fake users without entering details manually.</text:p>
      <text:p text:style-name="Standard"><text:s text:c="2"/></text:p>
      <text:p text:style-name="Standard">- **Notifiable**: </text:p>
      <text:p text:style-name="Standard"><text:s text:c="2"/>- This allows the user to receive notifications, like emails or SMS. For example, you can send an email to the user after they register, or send a notification when their account is updated.</text:p>
      <text:p text:style-name="Standard"/>
      <text:p text:style-name="Standard">---</text:p>
      <text:p text:style-name="Standard"/>
      <text:p text:style-name="Standard">### Summary</text:p>
      <text:p text:style-name="Standard">This `User` model is a core part of handling users in a Laravel application. Here’s what each part does, explained simply:</text:p>
      <text:p text:style-name="Standard"/>
      <text:p text:style-name="Standard">- **`$fillable`**: These are the fields you can safely set when creating or updating a user.</text:p>
      <text:p text:style-name="Standard">- **`$hidden`**: These are the fields (like the password) that won’t be visible when sending user data.</text:p>
      <text:p text:style-name="Standard">- **`casts()`**: Automatically handles specific fields, such as making sure the password is encrypted and the email verification time is treated as a proper date.</text:p>
      <text:p text:style-name="Standard">- **HasFactory and Notifiable**: These traits let you easily create fake user data and send notifications to users.</text:p>
      <text:p text:style-name="Standard"/>
      <text:p text:style-name="Standard">So, this model is all about securely handling user information, making sure sensitive data is protected, and enabling features like user login, password handling, and notif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09:47:49.516974290</meta:creation-date>
    <dc:date>2024-09-27T09:59:58.328279913</dc:date>
    <meta:editing-duration>PT1M58S</meta:editing-duration>
    <meta:editing-cycles>1</meta:editing-cycles>
    <meta:document-statistic meta:table-count="0" meta:image-count="0" meta:object-count="0" meta:page-count="3" meta:paragraph-count="74" meta:word-count="822" meta:character-count="5123" meta:non-whitespace-character-count="4300"/>
    <meta:generator>LibreOffice/7.3.7.2$Linux_X86_64 LibreOffice_project/30$Build-2</meta:generator>
  </office:meta>
</office:document-meta>
</file>